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2.128cm" fo:min-width="6.178cm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424cm" fo:min-width="6.574cm" fo:padding-top="0.142cm" fo:padding-bottom="0.142cm" fo:padding-left="0.267cm" fo:padding-right="0.267cm"/>
    </style:style>
    <style:style style:name="gr3" style:family="graphic" style:parent-style-name="standard">
      <style:graphic-properties draw:stroke="none" svg:stroke-color="#000000" draw:fill="none" draw:fill-color="#ffffff" fo:min-height="1.25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.716cm" fo:min-width="6.166cm" fo:padding-top="0.142cm" fo:padding-bottom="0.142cm" fo:padding-left="0.267cm" fo:padding-right="0.267cm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616cm" fo:min-width="6.166cm" fo:padding-top="0.142cm" fo:padding-bottom="0.142cm" fo:padding-left="0.267cm" fo:padding-right="0.267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000000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style:font-name="Arial"/>
    </style:style>
    <style:style style:name="P3" style:family="paragraph">
      <loext:graphic-properties draw:fill="none" draw:fill-color="#ffffff"/>
      <style:paragraph-properties fo:text-align="center"/>
      <style:text-properties style:font-name="Arial"/>
    </style:style>
    <style:style style:name="P4" style:family="paragraph">
      <style:paragraph-properties fo:text-align="center"/>
      <style:text-properties style:font-name="Arial" fo:font-size="20pt" fo:font-weight="bold" style:font-size-asian="20pt" style:font-weight-asian="bold" style:font-size-complex="20pt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style:font-name="Arial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  <style:text-properties style:font-name="Arial"/>
    </style:style>
    <style:style style:name="P8" style:family="paragraph">
      <loext:graphic-properties draw:fill-color="#000000"/>
      <style:paragraph-properties fo:text-align="center"/>
    </style:style>
    <style:style style:name="T1" style:family="text">
      <style:text-properties style:font-name="Arial"/>
    </style:style>
    <style:style style:name="T2" style:family="text">
      <style:text-properties style:font-name="Arial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Oletus">
        <draw:custom-shape draw:style-name="gr1" draw:text-style-name="P1" draw:layer="layout" svg:width="7.4cm" svg:height="13.1cm" svg:x="2cm" svg:y="3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7.4cm" svg:height="3cm" svg:x="2cm" svg:y="17.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xml:id="id2" draw:id="id2" draw:layer="layout" svg:width="7.3cm" svg:height="1.5cm" svg:x="2cm" svg:y="9.7cm">
          <draw:text-box>
            <text:p text:style-name="P2"><text:span text:style-name="T1">Operating System</text:span></text:p>
          </draw:text-box>
        </draw:frame>
        <draw:frame draw:style-name="gr3" draw:text-style-name="P5" draw:layer="layout" svg:width="7.3cm" svg:height="1.5cm" svg:x="2.1cm" svg:y="1.6cm">
          <draw:text-box>
            <text:p text:style-name="P4"><text:span text:style-name="T2">Client</text:span></text:p>
          </draw:text-box>
        </draw:frame>
        <draw:frame draw:style-name="gr3" draw:text-style-name="P3" xml:id="id9" draw:id="id9" draw:layer="layout" svg:width="7.3cm" svg:height="1.5cm" svg:x="2cm" svg:y="18.3cm">
          <draw:text-box>
            <text:p text:style-name="P2"><text:span text:style-name="T1">Notification Manager</text:span></text:p>
          </draw:text-box>
        </draw:frame>
        <draw:custom-shape draw:style-name="gr4" draw:text-style-name="P7" xml:id="id3" draw:id="id3" draw:layer="layout" svg:width="6.7cm" svg:height="2cm" svg:x="13cm" svg:y="3.7cm">
          <text:p text:style-name="P6"><text:span text:style-name="T1">Network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1" draw:id="id1" draw:layer="layout" svg:width="6.7cm" svg:height="2cm" svg:x="13cm" svg:y="6.2cm">
          <text:p text:style-name="P6"><text:span text:style-name="T1">Storage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4" draw:id="id4" draw:layer="layout" svg:width="6.7cm" svg:height="2cm" svg:x="13cm" svg:y="8.7cm">
          <text:p text:style-name="P6"><text:span text:style-name="T1">Power Source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5" draw:id="id5" draw:layer="layout" svg:width="6.7cm" svg:height="2cm" svg:x="13cm" svg:y="11.3cm">
          <text:p text:style-name="P6"><text:span text:style-name="T1">Sensor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6" draw:id="id6" draw:layer="layout" svg:width="6.7cm" svg:height="2cm" svg:x="13cm" svg:y="13.8cm">
          <text:p text:style-name="P6"><text:span text:style-name="T1">Applications</text:span></text:p>
          <draw:enhanced-geometry svg:viewBox="0 0 21600 21600" draw:type="rectangle" draw:enhanced-path="M 0 0 L 21600 0 21600 21600 0 21600 0 0 Z N"/>
        </draw:custom-shape>
        <draw:custom-shape draw:style-name="gr4" draw:text-style-name="P7" xml:id="id7" draw:id="id7" draw:layer="layout" svg:width="6.7cm" svg:height="2cm" svg:x="13cm" svg:y="16.4cm">
          <text:p text:style-name="P6"><text:span text:style-name="T1">GUI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8" draw:id="id8" draw:layer="layout" svg:width="6.7cm" svg:height="2.9cm" svg:x="13cm" svg:y="19cm">
          <text:p text:style-name="P6"><text:span text:style-name="T1">Communication</text:span></text:p>
          <text:p text:style-name="P6"><text:span text:style-name="T1">Clients</text:span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svg:x1="13cm" svg:y1="7.2cm" svg:x2="9.3cm" svg:y2="10.45cm" draw:start-shape="id1" draw:start-glue-point="3" draw:end-shape="id2" draw:end-glue-point="1" svg:d="M13000 7200h-1859v3250h-1841" svg:viewBox="0 0 3701 3251">
          <text:p/>
        </draw:connector>
        <draw:connector draw:style-name="gr7" draw:text-style-name="P8" draw:layer="layout" svg:x1="13cm" svg:y1="4.7cm" svg:x2="9.3cm" svg:y2="10.45cm" draw:start-shape="id3" draw:start-glue-point="3" draw:end-shape="id2" draw:end-glue-point="1" svg:d="M13000 4700h-1859v5750h-1841" svg:viewBox="0 0 3701 5751">
          <text:p/>
        </draw:connector>
        <draw:connector draw:style-name="gr7" draw:text-style-name="P8" draw:layer="layout" svg:x1="13cm" svg:y1="9.7cm" svg:x2="9.3cm" svg:y2="10.45cm" draw:start-shape="id4" draw:start-glue-point="3" draw:end-shape="id2" draw:end-glue-point="1" svg:d="M13000 9700h-1859v750h-1841" svg:viewBox="0 0 3701 751">
          <text:p/>
        </draw:connector>
        <draw:connector draw:style-name="gr7" draw:text-style-name="P8" draw:layer="layout" svg:x1="13cm" svg:y1="12.3cm" svg:x2="9.3cm" svg:y2="10.45cm" draw:start-shape="id5" draw:start-glue-point="3" draw:end-shape="id2" draw:end-glue-point="1" svg:d="M13000 12300h-1859v-1850h-1841" svg:viewBox="0 0 3701 1851">
          <text:p/>
        </draw:connector>
        <draw:connector draw:style-name="gr7" draw:text-style-name="P8" draw:layer="layout" svg:x1="13cm" svg:y1="14.8cm" svg:x2="9.3cm" svg:y2="10.45cm" draw:start-shape="id6" draw:start-glue-point="3" draw:end-shape="id2" draw:end-glue-point="1" svg:d="M13000 14800h-1859v-4350h-1841" svg:viewBox="0 0 3701 4351">
          <text:p/>
        </draw:connector>
        <draw:connector draw:style-name="gr7" draw:text-style-name="P8" draw:layer="layout" svg:x1="13cm" svg:y1="17.4cm" svg:x2="9.3cm" svg:y2="10.45cm" draw:start-shape="id7" draw:start-glue-point="3" draw:end-shape="id2" draw:end-glue-point="1" svg:d="M13000 17400h-1859v-6950h-1841" svg:viewBox="0 0 3701 6951">
          <text:p/>
        </draw:connector>
        <draw:connector draw:style-name="gr7" draw:text-style-name="P8" draw:layer="layout" svg:x1="13cm" svg:y1="20.45cm" svg:x2="9.3cm" svg:y2="10.45cm" draw:start-shape="id8" draw:start-glue-point="3" draw:end-shape="id2" draw:end-glue-point="1" svg:d="M13000 20450h-1859v-10000h-1841" svg:viewBox="0 0 3701 10001">
          <text:p/>
        </draw:connector>
        <draw:connector draw:style-name="gr7" draw:text-style-name="P8" draw:layer="layout" svg:x1="9.3cm" svg:y1="19.05cm" svg:x2="13cm" svg:y2="17.4cm" draw:start-shape="id9" draw:start-glue-point="1" draw:end-shape="id7" draw:end-glue-point="3" svg:d="M9300 19050h1841v-1650h1859" svg:viewBox="0 0 3701 16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i" fo:country="FI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i_20_ilman_20_täyttöä_20_ja_20_viivaa" style:display-name="Objekti ilman täyttöä ja viiva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Oletu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29T18:31:13.555281064</meta:creation-date>
    <dc:date>2016-10-29T19:12:23.153388226</dc:date>
    <meta:editing-duration>PT25M56S</meta:editing-duration>
    <meta:editing-cycles>11</meta:editing-cycles>
    <meta:generator>LibreOffice/5.0.6.3$FreeBSD_X86_64 LibreOffice_project/00m0$Build-3</meta:generator>
    <meta:document-statistic meta:object-count="20"/>
  </office:meta>
</office:document-meta>
</file>